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35abb4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35abb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35abb4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5abb4" style:font-size-asian="10pt" style:font-size-complex="10pt"/>
    </style:style>
    <style:style style:name="P11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5abb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35abb4" style:font-size-asian="10pt" style:font-size-complex="10pt"/>
    </style:style>
    <style:style style:name="P16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7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18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19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20" style:family="paragraph" style:parent-style-name="Standard">
      <style:text-properties fo:font-size="10pt" fo:language="en" fo:country="US" officeooo:rsid="00169fb3" officeooo:paragraph-rsid="0035abb4" style:font-size-asian="10pt" style:font-size-complex="10pt"/>
    </style:style>
    <style:style style:name="P21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2" style:family="paragraph" style:parent-style-name="Standard">
      <style:text-properties fo:font-size="10pt" fo:language="en" fo:country="US" officeooo:rsid="0021836a" officeooo:paragraph-rsid="0035abb4" style:font-size-asian="10pt" style:font-size-complex="10pt"/>
    </style:style>
    <style:style style:name="P23" style:family="paragraph" style:parent-style-name="Standard">
      <style:text-properties officeooo:paragraph-rsid="0035abb4"/>
    </style:style>
    <style:style style:name="P24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EATURE <text:span text:style-name="T1"><text:s text:c="132"/></text:span></text:p>
      <text:p text:style-name="P18"/>
      <text:p text:style-name="P16">TEST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 DAT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8"/>
      <text:p text:style-name="P16">IMPLEMENTATION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">NO DATA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19"/>
      <text:p text:style-name="P16">TEST &amp; CHECKS</text:p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STATIC CODE ANALYSIS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TEST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3">BROWSER (AUDITS, PERFORMANCE)</text:p>
          </table:table-cell>
          <table:table-cell table:style-name="Table3.B2" office:value-type="string">
            <text:p text:style-name="P3"/>
          </table:table-cell>
        </table:table-row>
      </table:table>
      <text:p text:style-name="P18"/>
      <text:p text:style-name="P21">DOCUMENTATION</text:p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VERSION</text:p>
          </table:table-cell>
          <table:table-cell table:style-name="Table7.B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7"/>
      <text:p text:style-name="P17"/>
      <text:p text:style-name="P17"/>
      <text:p text:style-name="P17">FEATURE <text:span text:style-name="T1"><text:s text:c="132"/></text:span></text:p>
      <text:p text:style-name="P20"/>
      <text:p text:style-name="P17">TEST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6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6">NO DATA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6">ERROR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/>
          </table:table-cell>
        </table:table-row>
      </table:table>
      <text:p text:style-name="P20"/>
      <text:p text:style-name="P17">IMPLEMENTATION</text:p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6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6">NO DATA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6">ERROR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5"/>
          </table:table-cell>
        </table:table-row>
      </table:table>
      <text:p text:style-name="P20"/>
      <text:p text:style-name="P17">TEST &amp; CHECKS</text:p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STATIC CODE ANALYSIS</text:p>
          </table:table-cell>
          <table:table-cell table:style-name="Table6.B1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8">TEST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6">BACKEND <text:span text:style-name="T2">(LOGS)</text:span>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6">BROWSER <text:span text:style-name="T2">(CONSOLE, NETWORK)</text:span>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4">BROWSER (AUDITS, PERFORMANCE)</text:p>
          </table:table-cell>
          <table:table-cell table:style-name="Table6.B2" office:value-type="string">
            <text:p text:style-name="P15"/>
          </table:table-cell>
        </table:table-row>
      </table:table>
      <text:p text:style-name="P20"/>
      <text:p text:style-name="P22">DOCUMENTATION</text:p>
      <text:p text:style-name="P2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VERSION</text:p>
          </table:table-cell>
          <table:table-cell table:style-name="Table8.B1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0">CHANGELOG</text:p>
          </table:table-cell>
          <table:table-cell table:style-name="Table8.B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0">README</text:p>
          </table:table-cell>
          <table:table-cell table:style-name="Table8.B2" office:value-type="string">
            <text:p text:style-name="P15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3T18:50:22.945138332</dc:date>
    <meta:editing-duration>PT34M10S</meta:editing-duration>
    <meta:editing-cycles>23</meta:editing-cycles>
    <meta:generator>LibreOffice/5.1.6.2$Linux_X86_64 LibreOffice_project/10m0$Build-2</meta:generator>
    <meta:document-statistic meta:table-count="8" meta:image-count="0" meta:object-count="0" meta:page-count="1" meta:paragraph-count="42" meta:word-count="88" meta:character-count="886" meta:non-whitespace-character-count="574"/>
  </office:meta>
</office:document-meta>
</file>